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048020" style:font-style-asian="italic" style:font-style-complex="italic"/>
    </style:style>
    <style:style style:name="P2" style:family="paragraph" style:parent-style-name="Footer">
      <style:text-properties officeooo:paragraph-rsid="00048020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paragraph-rsid="00048020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font-size="14pt" style:text-underline-style="none" style:font-size-asian="14pt" style:font-size-complex="14pt"/>
    </style:style>
    <style:style style:name="P8" style:family="paragraph" style:parent-style-name="Standard">
      <style:text-properties fo:font-size="12pt" style:text-underline-style="none" style:font-size-asian="12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 style:list-style-name="L1">
      <style:text-properties fo:font-size="12pt" style:text-underline-style="none" officeooo:paragraph-rsid="00048020" style:font-size-asian="12pt" style:font-size-complex="12pt"/>
    </style:style>
    <style:style style:name="P11" style:family="paragraph" style:parent-style-name="Standard">
      <style:text-properties fo:font-size="14pt" style:text-underline-style="solid" style:text-underline-width="auto" style:text-underline-color="font-color" officeooo:paragraph-rsid="00048020" style:font-size-asian="14pt" style:font-size-complex="14pt"/>
    </style:style>
    <style:style style:name="P12" style:family="paragraph" style:parent-style-name="Standard">
      <style:text-properties fo:font-size="14pt" style:text-underline-style="none" officeooo:paragraph-rsid="00048020" style:font-size-asian="14pt" style:font-size-complex="14pt"/>
    </style:style>
    <style:style style:name="P13" style:family="paragraph" style:parent-style-name="Standard" style:list-style-name="L2">
      <style:text-properties style:text-underline-style="none" officeooo:paragraph-rsid="00048020"/>
    </style:style>
    <style:style style:name="P14" style:family="paragraph" style:parent-style-name="Standard" style:list-style-name="L2">
      <style:text-properties style:font-name="Times New Roman" fo:font-size="12pt" style:text-underline-style="none" officeooo:paragraph-rsid="00048020" style:font-size-asian="12pt" style:font-size-complex="12pt"/>
    </style:style>
    <style:style style:name="T1" style:family="text">
      <style:text-properties officeooo:rsid="0009fd5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4802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48020" style:font-size-asian="12pt" style:font-size-complex="12pt"/>
    </style:style>
    <style:style style:name="T6" style:family="text">
      <style:text-properties officeooo:rsid="00061b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</text:p>
      <text:p text:style-name="Standard"/>
      <text:p text:style-name="Standard">Project Title: Group 12 Project</text:p>
      <text:p text:style-name="Standard">Meeting Purpose: To confer &amp; report on current progress.</text:p>
      <text:p text:style-name="Standard">People Present: Everyone present</text:p>
      <text:p text:style-name="Standard">Location: C57a</text:p>
      <text:p text:style-name="Standard">Date: 17/10/<text:span text:style-name="T3">20</text:span>13</text:p>
      <text:p text:style-name="Standard">Circulation list: All project members</text:p>
      <text:p text:style-name="Standard">Author of the minutes: Luke Suggett</text:p>
      <text:p text:style-name="Standard">Date the minutes were produced: 17/10/<text:span text:style-name="T3">20</text:span>13</text:p>
      <text:p text:style-name="Standard">Version: 1.<text:span text:style-name="T3">1</text:span></text:p>
      <text:p text:style-name="Standard"/>
      <text:p text:style-name="Standard"/>
      <text:p text:style-name="P6">Matters Arising</text:p>
      <text:p text:style-name="P7"/>
      <text:list xml:id="list8117038752541778544" text:style-name="L1">
        <text:list-item>
          <text:p text:style-name="P10">The group has looked at and reviewed the specification documents.</text:p>
          <text:p text:style-name="P10">ACTION: dpb1, alh32, fik, anp28, srp11, lps1, lot15, thw10.</text:p>
        </text:list-item>
        <text:list-item>
          <text:p text:style-name="P10">HTML5 has been picked a<text:span text:style-name="T6">s</text:span> the standard for the website. </text:p>
          <text:p text:style-name="P10">ACTION: bea16.</text:p>
        </text:list-item>
        <text:list-item>
          <text:p text:style-name="P10">PHP has been selected as the backend for the server side. </text:p>
          <text:p text:style-name="P10">ACTION:bea16.</text:p>
        </text:list-item>
        <text:list-item>
          <text:p text:style-name="P10">The developers need to start coding with the Android SDK to familiarise themselves with the SDK</text:p>
          <text:p text:style-name="P10">ACTION:lot15, dpb1.</text:p>
        </text:list-item>
      </text:list>
      <text:p text:style-name="P9"/>
      <text:p text:style-name="P11">New Business</text:p>
      <text:p text:style-name="P12"/>
      <text:list xml:id="list306905541744475119" text:style-name="L2">
        <text:list-item>
          <text:p text:style-name="P13">Need to write to a blog on Blackboard each week. Contact Nigel to discuss blogs.</text:p>
          <text:p text:style-name="P13">ACTION: nst.</text:p>
        </text:list-item>
        <text:list-item>
          <text:p text:style-name="P14">Need look into a server side spec. ACTION: dpb1, alh32, fik, anp28, srp11, lps1, lot15, thw10.</text:p>
        </text:list-item>
        <text:list-item>
          <text:p text:style-name="P14">Need to draft a project spec. </text:p>
          <text:p text:style-name="P14">ACTION: dpb1, alh32, fik, anp28, srp11, lps1, lot15, thw10.</text:p>
        </text:list-item>
        <text:list-item>
          <text:p text:style-name="P14">A document format needed to be agreed on by the next meeting.</text:p>
          <text:p text:style-name="P14">ACTION: dpb1, alh32, fik, anp28, srp11, lps1, lot15, thw10.</text:p>
        </text:list-item>
        <text:list-item>
          <text:p text:style-name="P14">Start recording hours and report to Fil. </text:p>
          <text:p text:style-name="P14">ACTION: dpb1, alh32, fik, anp28, srp11, lps1, lot15, thw10.</text:p>
        </text:list-item>
      </text:list>
      <text:p text:style-name="P4"/>
      <text:p text:style-name="P6">AOB</text:p>
      <text:p text:style-name="P8"/>
      <text:p text:style-name="P4"><text:s text:c="6"/>None.</text:p>
      <text:p text:style-name="P4"/>
      <text:p text:style-name="P4"/>
      <text:p text:style-name="P4"/>
      <text:p text:style-name="P4"/>
      <text:p text:style-name="P5"><text:a xlink:type="simple" xlink:href="mailto:lps1@aber.ac.uk"><text:span text:style-name="T4">lps1</text:span></text:a><text:a xlink:type="simple" xlink:href="mailto:lps1@aber.ac.uk"><text:span text:style-name="T5">@aber.ac.uk</text:span></text:a><text:span text:style-name="T5"> 17/10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48020" style:font-style-asian="italic" style:font-style-complex="italic"/>
    </style:style>
    <style:style style:name="MP2" style:family="paragraph" style:parent-style-name="Footer">
      <style:text-properties officeooo:paragraph-rsid="00048020"/>
    </style:style>
    <style:style style:name="MT1" style:family="text">
      <style:text-properties officeooo:rsid="0009fd5c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45S</meta:editing-duration>
    <meta:editing-cycles>16</meta:editing-cycles>
    <meta:generator>LibreOffice/4.1.0.4$MacOSX_x86 LibreOffice_project/89ea49ddacd9aa532507cbf852f2bb22b1ace28</meta:generator>
    <dc:date>2014-01-29T14:40:19.682846000</dc:date>
    <meta:document-statistic meta:table-count="0" meta:image-count="0" meta:object-count="0" meta:page-count="1" meta:paragraph-count="34" meta:word-count="216" meta:character-count="1317" meta:non-whitespace-character-count="1133"/>
    <meta:user-defined meta:name="Info 1"/>
    <meta:user-defined meta:name="Info 2"/>
    <meta:user-defined meta:name="Info 3"/>
    <meta:user-defined meta:name="Info 4"/>
  </office:meta>
</office:document-meta>
</file>